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70000009C90C25503.png" manifest:media-type="image/png"/>
  <manifest:file-entry manifest:full-path="Pictures/10000B84000017D9000010239FF851C3.svg" manifest:media-type="image/svg+xml"/>
  <manifest:file-entry manifest:full-path="Pictures/10000201000000E400000082D4ECD36D.png" manifest:media-type="image/png"/>
  <manifest:file-entry manifest:full-path="Pictures/10000201000000E80000009DC2D9609C.png" manifest:media-type="image/png"/>
  <manifest:file-entry manifest:full-path="Pictures/10000B74000017F50000103FCD5BF0A8.svg" manifest:media-type="image/svg+xml"/>
  <manifest:file-entry manifest:full-path="Pictures/10001D5B0000178E00000D6E2D32AA8A.svg" manifest:media-type="image/svg+xml"/>
  <manifest:file-entry manifest:full-path="Pictures/10000B69000017F50000103FF228A965.svg" manifest:media-type="image/svg+xml"/>
  <manifest:file-entry manifest:full-path="Pictures/10000201000000E80000009DCC4D5E2B.png" manifest:media-type="image/png"/>
  <manifest:file-entry manifest:full-path="Pictures/100000000000012A000001908A3BB83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6666ff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ff00cc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_32__20_Dots_20_1_20_Dash" svg:stroke-color="#3333ff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dash" draw:stroke-dash="Ultrafine_20_2_20_Dots_20_3_20_Dashes"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color="#cc0000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/>
    </style:style>
    <style:style style:name="T4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51cm" svg:height="4.728cm" svg:x="14.716cm" svg:y="5.697cm">
          <draw:image xlink:href="Pictures/100000000000012A000001908A3BB838.png" xlink:type="simple" xlink:show="embed" xlink:actuate="onLoad">
            <text:p/>
          </draw:image>
        </draw:frame>
        <draw:frame draw:style-name="gr2" draw:text-style-name="P2" xml:id="id2" draw:id="id2" draw:layer="layout" svg:width="4.135cm" svg:height="2.888cm" svg:x="22.011cm" svg:y="6.617cm">
          <draw:image xlink:href="Pictures/10000B69000017F50000103FF228A965.svg" xlink:type="simple" xlink:show="embed" xlink:actuate="onLoad">
            <text:p text:style-name="P2"><text:span text:style-name="T1">综合支</text:span></text:p>
            <text:p text:style-name="P2"><text:span text:style-name="T1">付系统</text:span></text:p>
          </draw:image>
          <draw:image xlink:href="Pictures/10000201000000E80000009DCC4D5E2B.png" xlink:type="simple" xlink:show="embed" xlink:actuate="onLoad"/>
        </draw:frame>
        <draw:connector draw:style-name="gr3" draw:text-style-name="P1" draw:layer="layout" draw:type="curve" draw:line-skew="-1.147cm" svg:x1="16.591cm" svg:y1="5.697cm" svg:x2="24.078cm" svg:y2="6.617cm" draw:start-shape="id1" draw:start-glue-point="0" draw:end-shape="id2" draw:end-glue-point="0" svg:d="M16591 5697c0-2470 7487-2930 7487 920" svg:viewBox="0 0 7488 2834">
          <text:p text:style-name="P1"><text:s/>5.支付订单</text:p>
        </draw:connector>
        <draw:frame draw:style-name="gr2" draw:text-style-name="P3" draw:layer="layout" svg:width="2.307cm" svg:height="0.724cm" svg:x="15.203cm" svg:y="7.399cm">
          <draw:image xlink:href="Pictures/10001D5B0000178E00000D6E2D32AA8A.svg" xlink:type="simple" xlink:show="embed" xlink:actuate="onLoad">
            <text:p text:style-name="P3"><text:span text:style-name="T2">ERP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3" draw:layer="layout" svg:width="2.307cm" svg:height="0.724cm" svg:x="15.203cm" svg:y="6.599cm">
          <draw:image xlink:href="Pictures/10001D5B0000178E00000D6E2D32AA8A.svg" xlink:type="simple" xlink:show="embed" xlink:actuate="onLoad">
            <text:p text:style-name="P3"><text:span text:style-name="T2">支付</text:span><text:span text:style-name="T2">.apk</text:span></text:p>
          </draw:image>
          <draw:image xlink:href="Pictures/10000201000000E400000082D4ECD36D.png" xlink:type="simple" xlink:show="embed" xlink:actuate="onLoad"/>
        </draw:frame>
        <draw:custom-shape draw:style-name="gr4" draw:text-style-name="P4" xml:id="id3" draw:id="id3" draw:layer="layout" svg:width="7.543cm" svg:height="1.016cm" svg:x="6.664cm" svg:y="3.391cm">
          <text:p text:style-name="P4">1.ERP生成待支付订单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7.543cm" svg:height="1.016cm" svg:x="6.664cm" svg:y="8.192cm">
          <text:p text:style-name="P4">4.销售员扫描客户付款码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543cm" svg:height="1.016cm" svg:x="6.664cm" svg:y="6.592cm">
          <text:p text:style-name="P4">3.销售员选择扫码支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7.543cm" svg:height="1.016cm" svg:x="6.664cm" svg:y="4.992cm">
          <text:p text:style-name="P4">2.ERP调用支付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.664cm" svg:y1="3.899cm" svg:x2="6.664cm" svg:y2="5.5cm" draw:start-shape="id3" draw:start-glue-point="3" draw:end-shape="id4" draw:end-glue-point="3" svg:d="M6664 3899c-753 0-753 1601 0 1601" svg:viewBox="0 0 566 1602">
          <text:p/>
        </draw:connector>
        <draw:connector draw:style-name="gr5" draw:text-style-name="P1" xml:id="id6" draw:id="id6" draw:layer="layout" draw:type="curve" svg:x1="6.643cm" svg:y1="7.299cm" svg:x2="6.664cm" svg:y2="8.7cm" draw:end-shape="id5" draw:end-glue-point="3" svg:d="M6643 7299c-721 0-732 1401 21 1401" svg:viewBox="0 0 564 1402">
          <text:p/>
        </draw:connector>
        <draw:connector draw:style-name="gr5" draw:text-style-name="P1" draw:layer="layout" draw:type="curve" draw:line-skew="0cm 0.512cm" svg:x1="6.664cm" svg:y1="5.5cm" svg:x2="6.643cm" svg:y2="7.299cm" draw:start-shape="id4" draw:start-glue-point="3" draw:end-shape="id6" draw:end-glue-point="2" svg:d="M6664 5500c-753 0-628 833-445 1233s424 367 424 566" svg:viewBox="0 0 585 1800">
          <text:p/>
        </draw:connector>
        <draw:custom-shape draw:style-name="gr6" draw:text-style-name="P1" draw:layer="layout" svg:width="14.732cm" svg:height="11.557cm" svg:x="3.794cm" svg:y="2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xml:id="id7" draw:id="id7" draw:layer="layout" svg:width="3.683cm" svg:height="2.725cm" svg:x="28.686cm" svg:y="6.699cm">
          <draw:image xlink:href="Pictures/10000B84000017D9000010239FF851C3.svg" xlink:type="simple" xlink:show="embed" xlink:actuate="onLoad">
            <text:p text:style-name="P5"><text:span text:style-name="T3">资金通道</text:span></text:p>
          </draw:image>
          <draw:image xlink:href="Pictures/10000201000000E70000009C90C25503.png" xlink:type="simple" xlink:show="embed" xlink:actuate="onLoad"/>
        </draw:frame>
        <draw:connector draw:style-name="gr7" draw:text-style-name="P1" draw:layer="layout" draw:type="curve" draw:line-skew="-1.672cm" svg:x1="24.078cm" svg:y1="6.617cm" svg:x2="30.527cm" svg:y2="6.699cm" draw:start-shape="id2" draw:start-glue-point="0" draw:end-shape="id7" svg:d="M24078 6617c0-3258 6449-3299 6449 82" svg:viewBox="0 0 6450 2532">
          <text:p text:style-name="P1">6.扣款</text:p>
        </draw:connector>
        <draw:connector draw:style-name="gr8" draw:text-style-name="P1" draw:layer="layout" draw:type="curve" draw:line-skew="1.345cm" svg:x1="30.527cm" svg:y1="9.424cm" svg:x2="24.078cm" svg:y2="9.505cm" draw:start-shape="id7" draw:start-glue-point="2" draw:end-shape="id2" svg:d="M30527 9424c0 2889-6449 2848-6449 81" svg:viewBox="0 0 6450 2163">
          <text:p text:style-name="P1">6.返回</text:p>
        </draw:connector>
        <draw:connector draw:style-name="gr8" draw:text-style-name="P1" draw:layer="layout" draw:type="curve" draw:line-skew="0.757cm" svg:x1="24.078cm" svg:y1="9.505cm" svg:x2="16.591cm" svg:y2="10.425cm" draw:start-shape="id2" draw:end-shape="id1" draw:end-glue-point="2" svg:d="M24078 9505c0 3265-7487 2805-7487 920" svg:viewBox="0 0 7488 2396">
          <text:p text:style-name="P1">5.返回</text:p>
        </draw:connector>
        <draw:frame draw:style-name="gr2" draw:text-style-name="P1" xml:id="id8" draw:id="id8" draw:layer="layout" svg:width="3.738cm" svg:height="2.894cm" svg:x="22.209cm" svg:y="15.632cm">
          <draw:image xlink:href="Pictures/10000B74000017F50000103FCD5BF0A8.svg" xlink:type="simple" xlink:show="embed" xlink:actuate="onLoad">
            <text:p text:style-name="P1">ERP</text:p>
          </draw:image>
          <draw:image xlink:href="Pictures/10000201000000E80000009DC2D9609C.png" xlink:type="simple" xlink:show="embed" xlink:actuate="onLoad"/>
        </draw:frame>
        <draw:connector draw:style-name="gr9" draw:text-style-name="P1" draw:layer="layout" draw:type="curve" svg:x1="24.078cm" svg:y1="9.505cm" svg:x2="24.078cm" svg:y2="15.632cm" draw:start-shape="id2" draw:end-shape="id8" draw:end-glue-point="0" svg:d="M24078 9505v6127" svg:viewBox="0 0 1 6128">
          <text:p text:style-name="P1">7.异步通知支付结果</text:p>
        </draw:connector>
        <draw:custom-shape draw:style-name="gr4" draw:text-style-name="P4" xml:id="id9" draw:id="id9" draw:layer="layout" svg:width="7.543cm" svg:height="1.016cm" svg:x="6.664cm" svg:y="9.793cm">
          <text:p text:style-name="P4">8.打印支付小票(成功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7.543cm" svg:height="1.016cm" svg:x="6.664cm" svg:y="11.394cm">
          <text:p text:style-name="P4">9.打印购物清单小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6.664cm" svg:y1="10.301cm" svg:x2="6.664cm" svg:y2="11.902cm" draw:start-shape="id9" draw:start-glue-point="3" draw:end-shape="id10" draw:end-glue-point="3" svg:d="M6664 10301c-753 0-753 1601 0 1601" svg:viewBox="0 0 566 1602">
          <text:p/>
        </draw:connector>
        <draw:frame draw:style-name="gr11" draw:text-style-name="P6" draw:layer="layout" svg:width="4.445cm" svg:height="1.27cm" svg:x="8.747cm" svg:y="2.108cm">
          <draw:text-box>
            <text:p text:style-name="P6"><text:span text:style-name="T4">智能ＰＯＳ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9:07:37.730254631</meta:creation-date>
    <dc:date>2017-08-22T23:49:04.720989750</dc:date>
    <meta:editing-duration>PT4H9M50S</meta:editing-duration>
    <meta:editing-cycles>83</meta:editing-cycles>
    <meta:generator>LibreOffice/4.2.8.2$Linux_x86 LibreOffice_project/420m0$Build-2</meta:generator>
    <meta:document-statistic meta:object-count="23"/>
  </office:meta>
</office:document-meta>
</file>